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1.3931in" style:rel-column-width="13640*"/>
    </style:style>
    <style:style style:name="Table5.B" style:family="table-column">
      <style:table-column-properties style:column-width="5.3in" style:rel-column-width="5189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3639in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54in" fo:margin-left="0.0118in" table:align="left" style:writing-mode="lr-tb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0.8521in"/>
    </style:style>
    <style:style style:name="Table2.D" style:family="table-column">
      <style:table-column-properties style:column-width="0.7576in"/>
    </style:style>
    <style:style style:name="Table2.G" style:family="table-column">
      <style:table-column-properties style:column-width="0.8528in"/>
    </style:style>
    <style:style style:name="Table2.H" style:family="table-column">
      <style:table-column-properties style:column-width="0.9465in"/>
    </style:style>
    <style:style style:name="Table2.1" style:family="table-row">
      <style:table-row-properties style:min-row-height="0.4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c9257f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1a16b8c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officeooo:paragraph-rsid="00b1cf23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a70156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a49e14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1a15508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1a19caa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1bc7baa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abf3d8" officeooo:paragraph-rsid="00abf3d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1a0b669" officeooo:paragraph-rsid="01a0b66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language="ru" fo:country="RU" fo:font-weight="normal" officeooo:rsid="01a15508" officeooo:paragraph-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Courier New1" fo:font-size="10pt" fo:language="ru" fo:country="RU" officeooo:rsid="01c696f1" officeooo:paragraph-rsid="01c696f1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bold" officeooo:rsid="01a0ace4" officeooo:paragraph-rsid="01c9257f" style:font-name-asian="Times New Roman" style:font-size-asian="14pt" style:font-weight-asian="bold" style:font-name-complex="Times New Roman" style:font-size-complex="14pt" style:language-complex="ar" style:country-complex="SA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33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0a86c60" style:font-name-asian="Times New Roman" style:font-size-asian="12pt" style:font-name-complex="Times New Roman1" style:font-size-complex="12pt" style:language-complex="ar" style:country-complex="SA"/>
    </style:style>
    <style:style style:name="P34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1c9257f" style:font-name-asian="Times New Roman" style:font-size-asian="12pt" style:font-name-complex="Times New Roman1" style:font-size-complex="12pt" style:language-complex="ar" style:country-complex="SA"/>
    </style:style>
    <style:style style:name="P35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9d8dfd" officeooo:paragraph-rsid="019d8dfd" style:font-name-asian="Times New Roman" style:font-size-asian="12pt" style:font-name-complex="Times New Roman1" style:font-size-complex="12pt" style:language-complex="ar" style:country-complex="SA"/>
    </style:style>
    <style:style style:name="P3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37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f259d" officeooo:paragraph-rsid="01cf259d" style:font-name-asian="Times New Roman" style:font-size-asian="12pt" style:font-name-complex="Times New Roman1" style:font-size-complex="12pt" style:language-complex="ar" style:country-complex="SA"/>
    </style:style>
    <style:style style:name="P38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06069" officeooo:paragraph-rsid="01d06069" style:font-name-asian="Times New Roman" style:font-size-asian="12pt" style:font-name-complex="Times New Roman1" style:font-size-complex="12pt" style:language-complex="ar" style:country-complex="SA"/>
    </style:style>
    <style:style style:name="P3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69187"/>
    </style:style>
    <style:style style:name="P4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fo:text-transform="uppercase" style:use-window-font-color="true" style:font-name="Times New Roman" fo:font-size="14pt" fo:letter-spacing="0.0035in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2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/>
      <style:text-properties fo:color="#000000" officeooo:paragraph-rsid="00169187"/>
    </style:style>
    <style:style style:name="P43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/>
      <style:text-properties fo:color="#000000" style:font-name="Courier New1" fo:font-size="10pt" fo:language="ru" fo:country="RU" officeooo:rsid="00167e90" officeooo:paragraph-rsid="01c4770f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4pt" fo:language="ru" fo:country="RU" officeooo:rsid="001ae5a6" officeooo:paragraph-rsid="01c4770f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fo:text-transform="uppercase" style:use-window-font-color="true" style:font-name="Times New Roman" fo:font-size="14pt" fo:letter-spacing="0.0035in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6" style:family="paragraph" style:parent-style-name="Table">
      <style:text-properties officeooo:paragraph-rsid="01c9257f"/>
    </style:style>
    <style:style style:name="P47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9d8dfd" officeooo:paragraph-rsid="019d8dfd" style:font-name-asian="Times New Roman" style:font-size-asian="12pt" style:font-name-complex="Times New Roman1" style:font-size-complex="12pt" style:language-complex="ar" style:country-complex="SA"/>
    </style:style>
    <style:style style:name="P48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cc424" officeooo:paragraph-rsid="01ccc424" style:font-name-asian="Times New Roman" style:font-size-asian="12pt" style:font-name-complex="Times New Roman1" style:font-size-complex="12pt" style:language-complex="ar" style:country-complex="SA"/>
    </style:style>
    <style:style style:name="P49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50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en" fo:country="US" officeooo:rsid="019c57b3" officeooo:paragraph-rsid="019c57b3" style:font-name-asian="Times New Roman" style:font-size-asian="12pt" style:font-name-complex="Times New Roman1" style:font-size-complex="12pt" style:language-complex="ar" style:country-complex="SA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1a15508" officeooo:paragraph-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1a5015e" officeooo:paragraph-rsid="01acf05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1c925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officeooo:paragraph-rsid="01a16b8c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officeooo:paragraph-rsid="01a19caa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officeooo:paragraph-rsid="01aa6fc0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officeooo:paragraph-rsid="01b5560b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officeooo:paragraph-rsid="01a5015e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officeooo:paragraph-rsid="01c9257f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Courier New1" fo:font-size="10pt" fo:language="ru" fo:country="RU" officeooo:rsid="01c696f1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Courier New1" fo:font-size="10pt" fo:language="ru" fo:country="RU" officeooo:rsid="01c696f1" officeooo:paragraph-rsid="01dd7bef" style:font-name-asian="Times New Roman" style:font-size-asian="10pt" style:font-name-complex="Times New Roman" style:font-size-complex="10pt" style:language-complex="ar" style:country-complex="SA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65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/>
      <style:text-properties fo:color="#000000" style:font-name="Courier New1" fo:font-size="10pt" fo:language="ru" fo:country="RU" officeooo:rsid="00167e90" officeooo:paragraph-rsid="01c4770f" style:font-name-asian="Times New Roman" style:font-size-asian="10pt" style:font-name-complex="Times New Roman" style:font-size-complex="10pt" style:language-complex="ar" style:country-complex="SA"/>
    </style:style>
    <style:style style:name="P66" style:family="paragraph" style:parent-style-name="Table_20_Contents" style:list-style-name="L1">
      <loext:graphic-properties draw:fill="none"/>
      <style:paragraph-properties fo:margin-left="0in" fo:margin-right="0in" fo:line-height="150%" fo:text-align="center" style:justify-single-word="false" fo:orphans="2" fo:widows="2" fo:text-indent="-0.2362in" style:auto-text-indent="false" fo:background-color="transparent" text:number-lines="false" text:line-number="0" style:writing-mode="lr-tb"/>
      <style:text-properties style:use-window-font-color="true" style:font-name="Times New Roman" fo:font-size="12pt" fo:language="en" fo:country="US" officeooo:rsid="019d35c8" officeooo:paragraph-rsid="019d35c8" style:font-name-asian="Times New Roman" style:font-size-asian="12pt" style:font-name-complex="Times New Roman1" style:font-size-complex="12pt" style:language-complex="ar" style:country-complex="SA"/>
    </style:style>
    <style:style style:name="P67" style:family="paragraph" style:parent-style-name="Table_20_Contents" style:list-style-name="L1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68" style:family="paragraph" style:parent-style-name="Table_20_Contents" style:list-style-name="L1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 style:writing-mode="lr-tb"/>
      <style:text-properties style:use-window-font-color="true" style:font-name="Times New Roman" fo:font-size="12pt" fo:language="en" fo:country="US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69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a5b19" officeooo:paragraph-rsid="01da5b19" style:font-name-asian="Times New Roman" style:font-size-asian="12pt" style:font-name-complex="Times New Roman1" style:font-size-complex="12pt" style:language-complex="ar" style:country-complex="SA"/>
    </style:style>
    <style:style style:name="P70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bf63f" officeooo:paragraph-rsid="01dbf63f" style:font-name-asian="Times New Roman" style:font-size-asian="12pt" style:font-name-complex="Times New Roman1" style:font-size-complex="12pt" style:language-complex="ar" style:country-complex="SA"/>
    </style:style>
    <style:style style:name="P71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e6f49" officeooo:paragraph-rsid="01de6f49" style:font-name-asian="Times New Roman" style:font-size-asian="12pt" style:font-name-complex="Times New Roman1" style:font-size-complex="12pt" style:language-complex="ar" style:country-complex="SA"/>
    </style:style>
    <style:style style:name="P72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f0898" officeooo:paragraph-rsid="01df0898" style:font-name-asian="Times New Roman" style:font-size-asian="12pt" style:font-name-complex="Times New Roman1" style:font-size-complex="12pt" style:language-complex="ar" style:country-complex="SA"/>
    </style:style>
    <style:style style:name="P73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da5b19" officeooo:paragraph-rsid="01da5b19" style:font-name-asian="Times New Roman" style:font-size-asian="12pt" style:font-name-complex="Times New Roman1" style:font-size-complex="12pt" style:language-complex="ar" style:country-complex="SA"/>
    </style:style>
    <style:style style:name="P74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19789" officeooo:paragraph-rsid="01da5b19" style:font-name-asian="Times New Roman" style:font-size-asian="12pt" style:font-name-complex="Times New Roman1" style:font-size-complex="12pt" style:language-complex="ar" style:country-complex="SA"/>
    </style:style>
    <style:style style:name="P75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19789" officeooo:paragraph-rsid="00a86c60" style:font-name-asian="Times New Roman" style:font-size-asian="12pt" style:font-name-complex="Times New Roman1" style:font-size-complex="12pt" style:language-complex="ar" style:country-complex="SA"/>
    </style:style>
    <style:style style:name="P76" style:family="paragraph" style:parent-style-name="Table_20_Contents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dbf63f" officeooo:paragraph-rsid="01dbf63f" style:font-name-asian="Times New Roman" style:font-size-asian="12pt" style:font-name-complex="Times New Roman1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35in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officeooo:rsid="01d86554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language="en" fo:country="US" fo:font-weight="bold" officeooo:rsid="0197d4ae" style:font-size-asian="14pt" style:font-weight-asian="bold" style:font-size-complex="14pt"/>
    </style:style>
    <style:style style:name="T10" style:family="text">
      <style:text-properties fo:color="#000000" fo:font-size="14pt" fo:font-weight="normal" officeooo:rsid="01a15508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officeooo:rsid="01999311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6" style:family="text">
      <style:text-properties fo:color="#000000" style:font-name="Times New Roman" fo:font-size="14pt" fo:language="ru" fo:country="RU" fo:font-weight="normal" officeooo: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1a19c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1a2074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a5f6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1a743a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a871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1aa4e4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1aa6fc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1b5c06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ru" fo:country="RU" fo:font-weight="normal" officeooo:rsid="01b35be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1b7656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1b928b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1c0b2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en" fo:country="US" fo:font-weight="normal" officeooo: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fo:language="en" fo:country="US" fo:font-weight="normal" officeooo:rsid="01a2074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color="#000000" style:font-name="Times New Roman" fo:font-size="14pt" fo:language="en" fo:country="US" fo:font-weight="normal" officeooo:rsid="01a376a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en" fo:country="US" fo:font-weight="normal" officeooo:rsid="01a5f6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en" fo:country="US" fo:font-weight="normal" officeooo:rsid="01a501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en" fo:country="US" fo:font-weight="normal" officeooo:rsid="01aa4e4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en" fo:country="US" fo:font-weight="normal" officeooo:rsid="01aa6fc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color="#000000" style:font-name="Times New Roman" fo:font-size="14pt" fo:language="en" fo:country="US" fo:font-weight="normal" officeooo:rsid="01abc88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en" fo:country="US" fo:font-weight="normal" officeooo:rsid="01c164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color="#000000" style:font-name="Times New Roman" fo:font-size="14pt" fo:language="en" fo:country="US" fo:font-weight="normal" officeooo:rsid="01d797e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font-variant="normal" fo:text-transform="none" fo:font-size="14pt" style:font-size-asian="14pt" style:font-size-complex="14pt"/>
    </style:style>
    <style:style style:name="T41" style:family="text">
      <style:text-properties fo:font-variant="normal" fo:text-transform="none" fo:color="#000000" style:font-name="Times New Roman" fo:font-size="14pt" fo:letter-spacing="0.0035in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2" style:family="text">
      <style:text-properties fo:font-variant="normal" fo:text-transform="none" fo:color="#000000" style:font-name="Times New Roman" fo:font-size="14pt" fo:letter-spacing="0.0035in" fo:language="ru" fo:country="RU" fo:font-weight="normal" officeooo:rsid="00a49e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0.0035in" fo:language="ru" fo:country="RU" fo:font-weight="normal" officeooo:rsid="0199931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0.0035in" fo:language="ru" fo:country="RU" fo:font-weight="normal" officeooo:rsid="01d4b35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0.0035in" fo:language="ru" fo:country="RU" fo:font-weight="normal" officeooo:rsid="01be3b8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0.0035in" fo:language="ru" fo:country="RU" fo:font-weight="normal" officeooo:rsid="01bf8b7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0.0035in" fo:language="ru" fo:country="RU" fo:font-weight="normal" officeooo:rsid="01d59ea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language="en" fo:country="US" officeooo:rsid="01cd495d"/>
    </style:style>
    <style:style style:name="T49" style:family="text">
      <style:text-properties fo:language="en" fo:country="US" officeooo:rsid="01da5b19"/>
    </style:style>
    <style:style style:name="T50" style:family="text">
      <style:text-properties fo:language="en" fo:country="US" officeooo:rsid="01de6f49"/>
    </style:style>
    <style:style style:name="T51" style:family="text">
      <style:text-properties fo:language="en" fo:country="US" officeooo:rsid="01e06b3a"/>
    </style:style>
    <style:style style:name="T52" style:family="text">
      <style:text-properties fo:language="en" fo:country="US" officeooo:rsid="01e234e7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1a5f65d"/>
    </style:style>
    <style:style style:name="T55" style:family="text">
      <style:text-properties fo:language="ru" fo:country="RU" officeooo:rsid="01a743a4"/>
    </style:style>
    <style:style style:name="T56" style:family="text">
      <style:text-properties fo:language="ru" fo:country="RU" officeooo:rsid="01a8718c"/>
    </style:style>
    <style:style style:name="T57" style:family="text">
      <style:text-properties fo:language="ru" fo:country="RU" officeooo:rsid="01aa4e43"/>
    </style:style>
    <style:style style:name="T58" style:family="text">
      <style:text-properties fo:language="ru" fo:country="RU" officeooo:rsid="01ae9761"/>
    </style:style>
    <style:style style:name="T59" style:family="text">
      <style:text-properties fo:language="ru" fo:country="RU" officeooo:rsid="01b35bed"/>
    </style:style>
    <style:style style:name="T60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61" style:family="text">
      <style:text-properties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62" style:family="text">
      <style:text-properties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63" style:family="text">
      <style:text-properties style:font-name="Times New Roman" fo:font-size="14pt" fo:language="ru" fo:country="RU" officeooo:rsid="00df0c48" style:font-name-asian="Times New Roman" style:font-size-asian="14pt" style:font-name-complex="Times New Roman" style:font-size-complex="14pt" style:language-complex="ar" style:country-complex="SA"/>
    </style:style>
    <style:style style:name="T64" style:family="text">
      <style:text-properties style:font-name="Times New Roman" fo:font-size="14pt" fo:language="ru" fo:country="RU" officeooo:rsid="01c87aa0" style:font-name-asian="Times New Roman" style:font-size-asian="14pt" style:font-name-complex="Times New Roman" style:font-size-complex="14pt" style:language-complex="ar" style:country-complex="SA"/>
    </style:style>
    <style:style style:name="T65" style:family="text">
      <style:text-properties style:font-name="Times New Roman" fo:font-size="14pt" fo:language="ru" fo:country="RU" officeooo:rsid="01d86554" style:font-name-asian="Times New Roman" style:font-size-asian="14pt" style:font-name-complex="Times New Roman" style:font-size-complex="14pt" style:language-complex="ar" style:country-complex="SA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officeooo:rsid="00169187" style:font-size-asian="14pt" style:font-size-complex="14pt"/>
    </style:style>
    <style:style style:name="T68" style:family="text">
      <style:text-properties style:font-name="Times New Roman" fo:font-size="14pt" officeooo:rsid="00dcabe6" style:font-size-asian="14pt" style:font-size-complex="14pt"/>
    </style:style>
    <style:style style:name="T69" style:family="text">
      <style:text-properties style:font-name="Times New Roman" fo:font-size="14pt" officeooo:rsid="001ae5a6" style:font-size-asian="14pt" style:font-size-complex="14pt"/>
    </style:style>
    <style:style style:name="T70" style:family="text">
      <style:text-properties style:font-name="Times New Roman" fo:font-size="14pt" officeooo:rsid="01c6be30" style:font-size-asian="14pt" style:font-size-complex="14pt"/>
    </style:style>
    <style:style style:name="T71" style:family="text">
      <style:text-properties style:font-name="Times New Roman" fo:font-size="10pt" fo:font-weight="normal" officeooo:rsid="001ae5a6" style:font-size-asian="10pt" style:font-weight-asian="normal" style:font-size-complex="10pt" style:font-weight-complex="normal"/>
    </style:style>
    <style:style style:name="T72" style:family="text">
      <style:text-properties style:font-name="Times New Roman" fo:font-size="10pt" fo:font-weight="normal" officeooo:rsid="01e234e7" style:font-size-asian="10pt" style:font-weight-asian="normal" style:font-size-complex="10pt" style:font-weight-complex="normal"/>
    </style:style>
    <style:style style:name="T73" style:family="text">
      <style:text-properties style:font-name="Times New Roman" fo:font-size="10pt" officeooo:rsid="001ae5a6" style:font-size-asian="10pt" style:font-size-complex="10pt"/>
    </style:style>
    <style:style style:name="T74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5" style:family="text">
      <style:text-properties style:use-window-font-color="true" style:font-name="Times New Roman" fo:font-size="14pt" fo:language="ru" fo:country="RU" fo:font-weight="bold" officeooo:rsid="00a70156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6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7" style:family="text">
      <style:text-properties style:use-window-font-color="true" style:font-name="Times New Roman" fo:font-size="14pt" fo:language="ru" fo:country="RU" fo:font-weight="bold" officeooo:rsid="01cc3be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79" style:family="text">
      <style:text-properties officeooo:rsid="00167e90"/>
    </style:style>
    <style:style style:name="T80" style:family="text">
      <style:text-properties officeooo:rsid="019ba53f"/>
    </style:style>
    <style:style style:name="T81" style:family="text">
      <style:text-properties officeooo:rsid="01a5f65d"/>
    </style:style>
    <style:style style:name="T82" style:family="text">
      <style:text-properties officeooo:rsid="01aa4e43"/>
    </style:style>
    <style:style style:name="T83" style:family="text">
      <style:text-properties officeooo:rsid="01ae9761"/>
    </style:style>
    <style:style style:name="T84" style:family="text">
      <style:text-properties officeooo:rsid="01cc28e9"/>
    </style:style>
    <style:style style:name="T85" style:family="text">
      <style:text-properties officeooo:rsid="01da5b19"/>
    </style:style>
    <style:style style:name="T86" style:family="text">
      <style:text-properties style:text-line-through-style="none" style:text-line-through-type="none" officeooo:rsid="01da5b19"/>
    </style:style>
    <style:style style:name="T87" style:family="text">
      <style:text-properties officeooo:rsid="01de6f49"/>
    </style:style>
    <style:style style:name="T88" style:family="text">
      <style:text-properties officeooo:rsid="01df0898"/>
    </style:style>
    <style:style style:name="T89" style:family="text">
      <style:text-properties officeooo:rsid="01e04bea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6">Кафедра </text:span><text:span text:style-name="T11">МОЭВМ</text:span></text:p>
      <text:p text:style-name="P6"/>
      <text:p text:style-name="P6"/>
      <text:p text:style-name="P8"/>
      <text:p text:style-name="P8"/>
      <text:p text:style-name="P8"/>
      <text:p text:style-name="P8"/>
      <text:p text:style-name="P39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7"> </text:span><text:span text:style-name="T8">№</text:span><text:span text:style-name="T9">3</text:span></text:p>
      <text:p text:style-name="P3"><text:span text:style-name="T6">по дисциплине </text:span><text:span text:style-name="T8">«</text:span><text:span text:style-name="T11">Организация ЭВМ и систем</text:span><text:span text:style-name="T8">»</text:span></text:p>
      <text:p text:style-name="P3"><text:span text:style-name="Название_20_книги"><text:span text:style-name="T40">Тема: Представление и обработка целых чисел. Организация ветвящихся процессов</text:span></text:span><text:span text:style-name="Название_20_книги"><text:span text:style-name="T41">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2">9383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1"><text:span text:style-name="T65">Хотяков</text:span><text:span text:style-name="T3"> </text:span><text:span text:style-name="T5">Е</text:span><text:span text:style-name="T3">.</text:span><text:span text:style-name="T5">П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1"><text:span text:style-name="T60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0"/>
      <text:p text:style-name="P10"/>
      <text:p text:style-name="P10">Санкт-Петербург</text:p>
      <text:p text:style-name="P12">2020</text:p>
      <text:p text:style-name="P14">Цель работы.</text:p>
      <text:p text:style-name="P19"><text:span text:style-name="T13">Изучить представление и обработку целых чисел на языке Ассемблер.</text:span><text:span text:style-name="Название_20_книги"><text:span text:style-name="T42"> </text:span></text:span><text:span text:style-name="Название_20_книги"><text:span text:style-name="T43">Научиться строить программы с условными переходами.</text:span></text:span></text:p>
      <text:p text:style-name="P23"/>
      <text:p text:style-name="P17"><text:span text:style-name="T74">Текст задания</text:span><text:span text:style-name="T6">.</text:span></text:p>
      <text:p text:style-name="P27">Разработать на языке Ассемблера программу, которая по заданным целочисленным значениям параметров a, b, i, k вычисляет:</text:p>
      <text:p text:style-name="P27">а) значения функций i1 = f1(a,b,i) и i2 = f2(a,b,i);</text:p>
      <text:p text:style-name="P27">b) значения результирующей функции res = f3(i1,i2,k),</text:p>
      <text:p text:style-name="P27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27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18"><text:span text:style-name="T75">Исходные данные</text:span><text:span text:style-name="T8">.</text:span></text:p>
      <text:p text:style-name="P25">Вариант <text:span text:style-name="T80">20</text:span></text:p>
      <text:p text:style-name="Table">Таблица 1 — Исходные данные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">Имя функции</text:p>
          </table:table-cell>
          <table:table-cell table:style-name="Table5.B1" office:value-type="string">
            <text:p text:style-name="P35">Функция</text:p>
          </table:table-cell>
        </table:table-row>
        <table:table-row table:style-name="Table5.2">
          <table:table-cell table:style-name="Table5.A2" table:number-rows-spanned="2" office:value-type="string">
            <text:p text:style-name="P50">f1</text:p>
          </table:table-cell>
          <table:table-cell table:style-name="Table5.B5" office:value-type="string">
            <text:p text:style-name="P33"><text:span text:style-name="T86">-(6*i - 4)</text:span> , при a&gt;b</text:p>
          </table:table-cell>
        </table:table-row>
        <table:table-row table:style-name="Table5.2">
          <table:covered-table-cell/>
          <table:table-cell table:style-name="Table5.B5" office:value-type="string">
            <text:p text:style-name="P33">3*<text:span text:style-name="T85">(</text:span>i+<text:span text:style-name="T85">2)</text:span> , при a&lt;=b</text:p>
          </table:table-cell>
        </table:table-row>
        <table:table-row table:style-name="Table5.2">
          <table:table-cell table:style-name="Table5.A2" table:number-rows-spanned="2" office:value-type="string">
            <text:list xml:id="list1422660442" text:style-name="L1">
              <text:list-header>
                <text:p text:style-name="P66">f2</text:p>
              </text:list-header>
            </text:list>
          </table:table-cell>
          <table:table-cell table:style-name="Table5.B5" office:value-type="string">
            <text:p text:style-name="P33"><text:span text:style-name="T85">2*(i+1) — </text:span>4 <text:span text:style-name="T85">= 2*(i-1)</text:span> , при a&gt;b</text:p>
          </table:table-cell>
        </table:table-row>
        <table:table-row table:style-name="Table5.2">
          <table:covered-table-cell/>
          <table:table-cell table:style-name="Table5.B5" office:value-type="string">
            <text:p text:style-name="P33"><text:span text:style-name="T85">5-</text:span> <text:span text:style-name="T85">3*(</text:span>i<text:span text:style-name="T85">+1)</text:span> , при a&lt;=b</text:p>
          </table:table-cell>
        </table:table-row>
        <table:table-row table:style-name="Table5.2">
          <table:table-cell table:style-name="Table5.A2" table:number-rows-spanned="2" office:value-type="string">
            <text:list xml:id="list194601824602053" text:continue-numbering="true" text:style-name="L1">
              <text:list-header>
                <text:p text:style-name="P66">f3</text:p>
              </text:list-header>
            </text:list>
          </table:table-cell>
          <table:table-cell table:style-name="Table5.B6" office:value-type="string">
            <text:p text:style-name="P75"><text:span text:style-name="T85">|i1| - |i2|, при</text:span> k&lt;0</text:p>
          </table:table-cell>
        </table:table-row>
        <table:table-row>
          <table:covered-table-cell/>
          <table:table-cell table:style-name="Table5.B7" office:value-type="string">
            <text:p text:style-name="P74">max(<text:span text:style-name="T85">4</text:span>,<text:span text:style-name="T85">|</text:span>i2<text:span text:style-name="T85">|-3</text:span>), при k&gt;=0</text:p>
          </table:table-cell>
        </table:table-row>
      </table:table>
      <text:p text:style-name="P15"><text:span text:style-name="T76">Ход работы</text:span><text:span text:style-name="T8">.</text:span></text:p>
      <text:p text:style-name="P26">В ходе работы была разработана программа, которая вычисляет значение функции по заданным целочисленным параметрам.</text:p>
      <text:p text:style-name="P20"><text:span text:style-name="T10">Исходные данные записываются в сегмент данных, как и выходные. </text:span><text:span text:style-name="T16">Правильность записи была проверена с помощью отладчика.</text:span></text:p>
      <text:p text:style-name="P28">Для подсчета значений функции были использованы следующие операнды:</text:p>
      <text:list xml:id="list1224881486" text:style-name="L2">
        <text:list-item>
          <text:p text:style-name="P52">add – <text:span text:style-name="T53">для суммирования</text:span></text:p>
        </text:list-item>
        <text:list-item>
          <text:p text:style-name="P52">sub – <text:span text:style-name="T53">для вычитания</text:span></text:p>
        </text:list-item>
        <text:list-item>
          <text:p text:style-name="P55"><text:span text:style-name="T30">sh</text:span><text:span text:style-name="T39">l</text:span><text:span text:style-name="T30"> – </text:span><text:span text:style-name="T16">для логического сдвига влево, что равнозначно умножению на два</text:span></text:p>
        </text:list-item>
      </text:list>
      <text:p text:style-name="P5"><text:span text:style-name="T16">Результаты записывались по заранее заданным адресам переменных </text:span><text:span text:style-name="T30">i1, i2 </text:span><text:span text:style-name="T16">и </text:span><text:span text:style-name="T30">res.</text:span></text:p>
      <text:p text:style-name="P21"><text:span text:style-name="T16">Для </text:span><text:span text:style-name="T17">реализации условных переходов были использованы следующие операнды</text:span><text:span text:style-name="T16">:</text:span></text:p>
      <text:list xml:id="list194600726806848" text:continue-numbering="true" text:style-name="L2">
        <text:list-item>
          <text:p text:style-name="P56"><text:span text:style-name="T31">cmp</text:span><text:span text:style-name="T30"> – </text:span><text:span text:style-name="T16">для с</text:span><text:span text:style-name="T18">равнения двух чисел. При использовании данного операнда его результат записывается с помощью выставления соответствующих флагов.</text:span></text:p>
        </text:list-item>
        <text:list-item>
          <text:p text:style-name="P56"><text:span text:style-name="T32">jle</text:span><text:span text:style-name="T30"> – </text:span><text:span text:style-name="T19">условный переход, срабатывающий, если левый </text:span><text:span text:style-name="T20">аргумент</text:span><text:span text:style-name="T19"> выражения в </text:span><text:span text:style-name="T33">cmp </text:span><text:span text:style-name="T19">был меньше или равен второму. </text:span><text:span text:style-name="T22">Для этого операнд проверяет, что флаги </text:span><text:span text:style-name="T35">SF </text:span><text:span text:style-name="T22">и </text:span><text:span text:style-name="T35">OF </text:span><text:span text:style-name="T22">не равны или </text:span><text:span text:style-name="T23">фла</text:span><text:span text:style-name="T28">г</text:span><text:span text:style-name="T23"> </text:span><text:span text:style-name="T36">ZF = 1.</text:span></text:p>
        </text:list-item>
        <text:list-item>
          <text:p text:style-name="P57"><text:span text:style-name="T37">j</text:span><text:span text:style-name="T34">ge – </text:span><text:span text:style-name="T19">условный переход, срабатывающий, если левый </text:span><text:span text:style-name="T20">аргумент</text:span><text:span text:style-name="T19"> выражения в </text:span><text:span text:style-name="T33">cmp </text:span><text:span text:style-name="T19">был </text:span><text:span text:style-name="T21">больше</text:span><text:span text:style-name="T19"> или равен второму. </text:span><text:span text:style-name="T22">Для этого операнд проверяет, что флаги </text:span><text:span text:style-name="T35">SF </text:span><text:span text:style-name="T22">и </text:span><text:span text:style-name="T35">OF</text:span><text:span text:style-name="T22"> равны</text:span><text:span text:style-name="T36">.</text:span></text:p>
        </text:list-item>
        <text:list-item>
          <text:p text:style-name="P53">jg - <text:span text:style-name="T54">условный переход, срабатывающий, если левый </text:span><text:span text:style-name="T55">аргумент</text:span><text:span text:style-name="T54"> выражения в </text:span><text:span text:style-name="T81">cmp </text:span><text:span text:style-name="T54">был </text:span><text:span text:style-name="T56">больше</text:span><text:span text:style-name="T54"> второ</text:span><text:span text:style-name="T59">го</text:span><text:span text:style-name="T54">. </text:span><text:span text:style-name="T57">Для этого операнд проверяет, что флаги </text:span><text:span text:style-name="T82">SF </text:span><text:span text:style-name="T57">и </text:span><text:span text:style-name="T82">OF</text:span><text:span text:style-name="T57"> равны </text:span><text:span text:style-name="T58">и флаг </text:span><text:span text:style-name="T83">ZF = 0.</text:span></text:p>
        </text:list-item>
        <text:list-item>
          <text:p text:style-name="P58"><text:span text:style-name="T34">jl - </text:span><text:span text:style-name="T19">условный переход, срабатывающий, если левый </text:span><text:span text:style-name="T20">аргумент</text:span><text:span text:style-name="T19"> выражения в </text:span><text:span text:style-name="T33">cmp </text:span><text:span text:style-name="T19">был </text:span><text:span text:style-name="T24">меньше</text:span><text:span text:style-name="T19"> второ</text:span><text:span text:style-name="T25">го</text:span><text:span text:style-name="T19">. </text:span><text:span text:style-name="T22">Для этого операнд проверяет, что флаги </text:span><text:span text:style-name="T35">SF </text:span><text:span text:style-name="T22">и </text:span><text:span text:style-name="T35">OF</text:span><text:span text:style-name="T22"> </text:span><text:span text:style-name="T26">не </text:span><text:span text:style-name="T22">равны</text:span><text:span text:style-name="T36">.</text:span></text:p>
        </text:list-item>
        <text:list-item>
          <text:p text:style-name="P59"><text:span text:style-name="T38">j</text:span><text:span text:style-name="T34">mp – </text:span><text:span text:style-name="T27">безусловный переход. Используется, если для перехода к следующему адресу не нужно делать дополнительных проверок.</text:span></text:p>
        </text:list-item>
      </text:list>
      <text:list xml:id="list1754787118" text:style-name="L3">
        <text:list-header>
          <text:p text:style-name="P60"><text:soft-page-break/><text:span text:style-name="T14">Исходный код </text:span><text:span text:style-name="T29">и листинг программы </text:span><text:span text:style-name="T14">представлен</text:span><text:span text:style-name="T29">ы</text:span><text:span text:style-name="T14"> в </text:span><text:span text:style-name="T15">п</text:span><text:span text:style-name="T14">риложении А.</text:span></text:p>
          <text:p text:style-name="P54"/>
        </text:list-header>
      </text:list>
      <text:p text:style-name="P4"><text:span text:style-name="T14"><text:tab/></text:span><text:span text:style-name="T77">Примеры работы программы</text:span><text:span text:style-name="T8">.</text:span></text:p>
      <text:p text:style-name="P46">Таблица <text:span text:style-name="T84">2</text:span> — Примеры работы программы.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2"/>
        <table:table-column table:style-name="Table2.B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48">№</text:p>
          </table:table-cell>
          <table:table-cell table:style-name="Table2.A1" office:value-type="string">
            <text:p text:style-name="P36">a</text:p>
          </table:table-cell>
          <table:table-cell table:style-name="Table2.A1" office:value-type="string">
            <text:p text:style-name="P36">b</text:p>
          </table:table-cell>
          <table:table-cell table:style-name="Table2.A1" office:value-type="string">
            <text:p text:style-name="P36">i</text:p>
          </table:table-cell>
          <table:table-cell table:style-name="Table2.A1" office:value-type="string">
            <text:p text:style-name="P36">k</text:p>
          </table:table-cell>
          <table:table-cell table:style-name="Table2.A1" office:value-type="string">
            <text:p text:style-name="P36">i1</text:p>
          </table:table-cell>
          <table:table-cell table:style-name="Table2.A1" office:value-type="string">
            <text:p text:style-name="P36">i2</text:p>
          </table:table-cell>
          <table:table-cell table:style-name="Table2.H1" office:value-type="string">
            <text:p text:style-name="P36">res</text:p>
          </table:table-cell>
        </table:table-row>
        <table:table-row table:style-name="Table2.1">
          <table:table-cell table:style-name="Table2.A2" office:value-type="string">
            <text:p text:style-name="P49">1</text:p>
          </table:table-cell>
          <table:table-cell table:style-name="Table2.B2" office:value-type="string">
            <text:p text:style-name="P69">2</text:p>
          </table:table-cell>
          <table:table-cell table:style-name="Table2.C2" office:value-type="string">
            <text:p text:style-name="P69">1</text:p>
          </table:table-cell>
          <table:table-cell table:style-name="Table2.D2" office:value-type="string">
            <text:p text:style-name="P36">2</text:p>
          </table:table-cell>
          <table:table-cell table:style-name="Table2.E2" office:value-type="string">
            <text:p text:style-name="P36">-<text:span text:style-name="T85">1</text:span></text:p>
          </table:table-cell>
          <table:table-cell table:style-name="Table2.F2" office:value-type="string">
            <text:p text:style-name="P70">-8(FFF8)</text:p>
          </table:table-cell>
          <table:table-cell table:style-name="Table2.G2" office:value-type="string">
            <text:p text:style-name="P76">2</text:p>
          </table:table-cell>
          <table:table-cell table:style-name="Table2.H2" office:value-type="string">
            <text:p text:style-name="P70">6</text:p>
          </table:table-cell>
        </table:table-row>
        <table:table-row table:style-name="Table2.1">
          <table:table-cell table:style-name="Table2.A2" office:value-type="string">
            <text:p text:style-name="P49">2</text:p>
          </table:table-cell>
          <table:table-cell table:style-name="Table2.B3" office:value-type="string">
            <text:p text:style-name="P69">1</text:p>
          </table:table-cell>
          <table:table-cell table:style-name="Table2.C3" office:value-type="string">
            <text:p text:style-name="P69">2</text:p>
          </table:table-cell>
          <table:table-cell table:style-name="Table2.D3" office:value-type="string">
            <text:p text:style-name="P37">2</text:p>
          </table:table-cell>
          <table:table-cell table:style-name="Table2.E3" office:value-type="string">
            <text:p text:style-name="P34">-<text:span text:style-name="T49">1</text:span></text:p>
          </table:table-cell>
          <table:table-cell table:style-name="Table2.F3" office:value-type="string">
            <text:p text:style-name="P38">1<text:span text:style-name="T87">2</text:span></text:p>
          </table:table-cell>
          <table:table-cell table:style-name="Table2.G3" office:value-type="string">
            <text:p text:style-name="P34">-<text:span text:style-name="T50">4(FFF</text:span><text:span text:style-name="T51">C)</text:span></text:p>
          </table:table-cell>
          <table:table-cell table:style-name="Table2.H3" office:value-type="string">
            <text:p text:style-name="P71">8</text:p>
          </table:table-cell>
        </table:table-row>
        <table:table-row table:style-name="Table2.1">
          <table:table-cell table:style-name="Table2.A2" office:value-type="string">
            <text:list xml:id="list194600844899698" text:continue-list="list194601824602053" text:style-name="L1">
              <text:list-item>
                <text:list>
                  <text:list-item>
                    <text:list>
                      <text:list-header>
                        <text:p text:style-name="P67">3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69">2</text:p>
          </table:table-cell>
          <table:table-cell table:style-name="Table2.C4" office:value-type="string">
            <text:p text:style-name="P69">1</text:p>
          </table:table-cell>
          <table:table-cell table:style-name="Table2.D4" office:value-type="string">
            <text:p text:style-name="P69">4</text:p>
          </table:table-cell>
          <table:table-cell table:style-name="Table2.E4" office:value-type="string">
            <text:p text:style-name="P73">3</text:p>
          </table:table-cell>
          <table:table-cell table:style-name="Table2.F4" office:value-type="string">
            <text:p text:style-name="P36">-<text:span text:style-name="T87">20(FFEC)</text:span></text:p>
          </table:table-cell>
          <table:table-cell table:style-name="Table2.G4" office:value-type="string">
            <text:p text:style-name="P34"><text:span text:style-name="T52">6</text:span></text:p>
          </table:table-cell>
          <table:table-cell table:style-name="Table2.H4" office:value-type="string">
            <text:p text:style-name="P36">4</text:p>
          </table:table-cell>
        </table:table-row>
        <table:table-row table:style-name="Table2.1">
          <table:table-cell table:style-name="Table2.A2" office:value-type="string">
            <text:list xml:id="list194601361638262" text:continue-numbering="true" text:style-name="L1">
              <text:list-item>
                <text:list>
                  <text:list-item>
                    <text:list>
                      <text:list-header>
                        <text:p text:style-name="P68">4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5" office:value-type="string">
            <text:p text:style-name="P36">-1</text:p>
          </table:table-cell>
          <table:table-cell table:style-name="Table2.C5" office:value-type="string">
            <text:p text:style-name="P36">-2</text:p>
          </table:table-cell>
          <table:table-cell table:style-name="Table2.D5" office:value-type="string">
            <text:p text:style-name="P73">-4</text:p>
          </table:table-cell>
          <table:table-cell table:style-name="Table2.E5" office:value-type="string">
            <text:p text:style-name="P69">3</text:p>
          </table:table-cell>
          <table:table-cell table:style-name="Table2.F5" office:value-type="string">
            <text:p text:style-name="P71">28</text:p>
          </table:table-cell>
          <table:table-cell table:style-name="Table2.G5" office:value-type="string">
            <text:p text:style-name="P36">-<text:span text:style-name="T88">10(FFF6)</text:span></text:p>
          </table:table-cell>
          <table:table-cell table:style-name="Table2.H5" office:value-type="string">
            <text:p text:style-name="P72">7</text:p>
          </table:table-cell>
        </table:table-row>
      </table:table>
      <text:p text:style-name="P31"/>
      <text:p text:style-name="P13"/>
      <text:p text:style-name="P32">Выводы.</text:p>
      <text:p text:style-name="P22"><text:span text:style-name="Название_20_книги"><text:span text:style-name="T47">Было</text:span></text:span><text:span text:style-name="Название_20_книги"><text:span text:style-name="T45"> и</text:span></text:span><text:span text:style-name="Название_20_книги"><text:span text:style-name="T43">зуч</text:span></text:span><text:span text:style-name="Название_20_книги"><text:span text:style-name="T45">ен</text:span></text:span><text:span text:style-name="Название_20_книги"><text:span text:style-name="T44">о</text:span></text:span><text:span text:style-name="Название_20_книги"><text:span text:style-name="T43"> представление и обработк</text:span></text:span><text:span text:style-name="Название_20_книги"><text:span text:style-name="T45">а</text:span></text:span><text:span text:style-name="Название_20_книги"><text:span text:style-name="T43"> целых чисел на языке Ассемблер.</text:span></text:span><text:span text:style-name="Название_20_книги"><text:span text:style-name="T42"> </text:span></text:span><text:span text:style-name="Название_20_книги"><text:span text:style-name="T46">Была построена</text:span></text:span><text:span text:style-name="Название_20_книги"><text:span text:style-name="T43"> программ</text:span></text:span><text:span text:style-name="Название_20_книги"><text:span text:style-name="T46">а</text:span></text:span><text:span text:style-name="Название_20_книги"><text:span text:style-name="T43"> с условными переходами, </text:span></text:span><text:span text:style-name="Название_20_книги"><text:span text:style-name="T46">которая считает значения функций с заданными целочисленными параметрами</text:span></text:span><text:span text:style-name="Название_20_книги"><text:span text:style-name="T43">.</text:span></text:span></text:p>
      <text:p text:style-name="P41"><text:span text:style-name="Название_20_книги"><text:span text:style-name="T2"/></text:span></text:p>
      <text:p text:style-name="P45"><text:span text:style-name="Название_20_книги"><text:span text:style-name="T79">ПРИЛОЖЕНИЕ А</text:span></text:span></text:p>
      <text:p text:style-name="P40"><text:span text:style-name="Название_20_книги"><text:span text:style-name="T78">ИСХОДНЫЙ КОД ПРОГРАММЫ</text:span></text:span></text:p>
      <text:p text:style-name="P40"><text:span text:style-name="Название_20_книги"><text:span text:style-name="T78"/></text:span></text:p>
      <text:p text:style-name="P42"><text:span text:style-name="T61">Название файла:</text:span><text:span text:style-name="T62"> </text:span><text:span text:style-name="T63">lab</text:span><text:span text:style-name="T64">3</text:span><text:span text:style-name="T62">.asm</text:span></text:p>
      <text:p text:style-name="P24"/>
      <text:p text:style-name="P61">AStack SEGMENT STACK</text:p>
      <text:p text:style-name="P61"><text:s text:c="5"/>DW 12 DUP(?)</text:p>
      <text:p text:style-name="P61">AStack ENDS</text:p>
      <text:p text:style-name="P61"/>
      <text:p text:style-name="P61">DATA SEGMENT</text:p>
      <text:p text:style-name="P61"/>
      <text:p text:style-name="P61">a DW 2</text:p>
      <text:p text:style-name="P61">b DW 1</text:p>
      <text:p text:style-name="P61">i DW 2</text:p>
      <text:p text:style-name="P61">k DW -1</text:p>
      <text:p text:style-name="P61"/>
      <text:p text:style-name="P61">i1 DW ?</text:p>
      <text:p text:style-name="P61">i2 DW ?</text:p>
      <text:p text:style-name="P61">res DW ?</text:p>
      <text:p text:style-name="P61"/>
      <text:p text:style-name="P61">DATA ENDS</text:p>
      <text:p text:style-name="P61"/>
      <text:p text:style-name="P61">CODE SEGMENT</text:p>
      <text:p text:style-name="P61">ASSUME CS:CODE, DS:DATA, SS:AStack</text:p>
      <text:p text:style-name="P61"/>
      <text:p text:style-name="P61">Main PROC FAR</text:p>
      <text:p text:style-name="P61"><text:s text:c="5"/>mov ax, DATA</text:p>
      <text:p text:style-name="P61"><text:s text:c="5"/>mov ds, ax</text:p>
      <text:p text:style-name="P61"><text:s text:c="5"/>mov ax, a</text:p>
      <text:p text:style-name="P61"><text:s text:c="5"/>cmp ax, b</text:p>
      <text:p text:style-name="P61"><text:s text:c="5"/>jle f12 ; if a &lt;= b -&gt; f12</text:p>
      <text:p text:style-name="P61"/>
      <text:p text:style-name="P61">f11: ;if a &gt; b</text:p>
      <text:p text:style-name="P61"><text:s text:c="5"/>mov ax, i</text:p>
      <text:p text:style-name="P61"><text:s text:c="5"/>mov cl, 2</text:p>
      <text:p text:style-name="P61"><text:s text:c="5"/>shl ax, cl; 4*i</text:p>
      <text:p text:style-name="P61"><text:s text:c="5"/>add ax, i; 5*i</text:p>
      <text:p text:style-name="P61"><text:s text:c="5"/>add ax, i; 6*i</text:p>
      <text:p text:style-name="P61"><text:s text:c="5"/>sub ax, 4; 6*i-4</text:p>
      <text:p text:style-name="P61"><text:s text:c="5"/>neg ax; -(6*i - 4)</text:p>
      <text:p text:style-name="P61"><text:soft-page-break/><text:s text:c="5"/>mov i1, ax</text:p>
      <text:p text:style-name="P61"/>
      <text:p text:style-name="P61">f21: ; a &gt; b</text:p>
      <text:p text:style-name="P61"><text:s text:c="5"/>mov ax, i</text:p>
      <text:p text:style-name="P61"><text:s text:c="5"/>sub ax, 1; i - 1</text:p>
      <text:p text:style-name="P61"><text:s text:c="5"/>shl ax, 1; 2(i-1)</text:p>
      <text:p text:style-name="P61"><text:s text:c="5"/>mov i2, ax</text:p>
      <text:p text:style-name="P61"/>
      <text:p text:style-name="P61"><text:s text:c="5"/>jmp f3_cmp</text:p>
      <text:p text:style-name="P61"/>
      <text:p text:style-name="P61"/>
      <text:p text:style-name="P61">f12: ; a &lt;= b</text:p>
      <text:p text:style-name="P61"><text:s text:c="5"/>mov ax, i</text:p>
      <text:p text:style-name="P61"><text:s text:c="5"/>shl ax, 1; (2*i)</text:p>
      <text:p text:style-name="P61"><text:s text:c="5"/>add ax, i; (3*i)</text:p>
      <text:p text:style-name="P61"><text:s text:c="5"/>add ax, 6; (3*i + 6)</text:p>
      <text:p text:style-name="P61"><text:s text:c="5"/>mov i1, ax</text:p>
      <text:p text:style-name="P61"/>
      <text:p text:style-name="P61">f22:</text:p>
      <text:p text:style-name="P61"><text:s text:c="5"/>mov ax, i</text:p>
      <text:p text:style-name="P61"><text:s text:c="5"/>shl ax, <text:span text:style-name="T89">1</text:span>;(<text:span text:style-name="T89">2</text:span>*i)</text:p>
      <text:p text:style-name="P61"><text:s text:c="5"/>add ax, i; (<text:span text:style-name="T89">3</text:span>*i)</text:p>
      <text:p text:style-name="P61"><text:s text:c="5"/>neg ax; (-<text:span text:style-name="T89">3</text:span>*i)</text:p>
      <text:p text:style-name="P61"><text:s text:c="5"/>add ax, 2;(-<text:span text:style-name="T89">3*</text:span>i + 2)</text:p>
      <text:p text:style-name="P61"><text:s text:c="5"/>mov i2, ax</text:p>
      <text:p text:style-name="P61"/>
      <text:p text:style-name="P61"><text:s text:c="5"/>jmp f3_cmp</text:p>
      <text:p text:style-name="P61"/>
      <text:p text:style-name="P61">f3_cmp:</text:p>
      <text:p text:style-name="P61"><text:s text:c="5"/>cmp k, 0</text:p>
      <text:p text:style-name="P61"><text:s text:c="5"/>jge f32; if k &gt;= 0 -&gt; f32</text:p>
      <text:p text:style-name="P61"/>
      <text:p text:style-name="P61">f31: ;if k&lt;0</text:p>
      <text:p text:style-name="P61"><text:s text:c="5"/>mov ax, i1</text:p>
      <text:p text:style-name="P61"><text:s text:c="5"/>cmp ax, 0</text:p>
      <text:p text:style-name="P61"><text:s text:c="5"/>jg f31_abs1 ; if i1 &gt; 0</text:p>
      <text:p text:style-name="P61"><text:s text:c="5"/>neg ax ; |i1|</text:p>
      <text:p text:style-name="P61">f31_abs1:</text:p>
      <text:p text:style-name="P61"><text:s text:c="5"/>mov bx, i2</text:p>
      <text:p text:style-name="P61"><text:s text:c="5"/>cmp bx, 0</text:p>
      <text:p text:style-name="P61"><text:s text:c="5"/>jg f31_abs2 ; if i2 &gt; 0</text:p>
      <text:p text:style-name="P61"><text:s text:c="5"/>neg bx ;|i2|</text:p>
      <text:p text:style-name="P61"><text:soft-page-break/>f31_abs2:</text:p>
      <text:p text:style-name="P61"><text:s text:c="5"/>sub ax, bx; |i1| - |i2|</text:p>
      <text:p text:style-name="P61"><text:s text:c="5"/>mov ax, res</text:p>
      <text:p text:style-name="P62"><text:s text:c="5"/>jmp main_end</text:p>
      <text:p text:style-name="P61"/>
      <text:p text:style-name="P61">f32:</text:p>
      <text:p text:style-name="P61"><text:s text:c="5"/>mov ax, i2</text:p>
      <text:p text:style-name="P61"><text:s text:c="5"/>cmp ax, 0</text:p>
      <text:p text:style-name="P61"><text:s text:c="5"/>jg f32_abs2 ; if i2 &gt; 0</text:p>
      <text:p text:style-name="P61"><text:s text:c="5"/>neg ax ; |i2|</text:p>
      <text:p text:style-name="P61">f32_abs2:</text:p>
      <text:p text:style-name="P61"><text:s text:c="5"/>sub ax, 3; i2 - 3</text:p>
      <text:p text:style-name="P61"><text:s text:c="5"/>cmp ax, 4</text:p>
      <text:p text:style-name="P61"><text:s text:c="5"/>jg f32_max_right; if |i2| - 3 &gt; 4</text:p>
      <text:p text:style-name="P61"><text:s text:c="5"/>mov res, 4</text:p>
      <text:p text:style-name="P61"><text:s text:c="5"/>jmp main_end</text:p>
      <text:p text:style-name="P61">f32_max_right:</text:p>
      <text:p text:style-name="P61"><text:s text:c="5"/>mov res, ax</text:p>
      <text:p text:style-name="P61"/>
      <text:p text:style-name="P61">main_end:</text:p>
      <text:p text:style-name="P61"><text:s text:c="5"/>mov ah, 4ch</text:p>
      <text:p text:style-name="P61"><text:s text:c="5"/>int 21h</text:p>
      <text:p text:style-name="P61"/>
      <text:p text:style-name="P61">Main <text:s text:c="5"/>ENDP</text:p>
      <text:p text:style-name="P61">CODE <text:s text:c="5"/>ENDS</text:p>
      <text:p text:style-name="P61"><text:s text:c="10"/>END Main</text:p>
      <text:p text:style-name="P29"/>
      <text:p text:style-name="P29"/>
      <text:p text:style-name="P29"/>
      <text:p text:style-name="P29"/>
      <text:p text:style-name="P29"/>
      <text:p text:style-name="P29"/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pan text:style-name="T67"/></text:p>
      <text:p text:style-name="P43"><text:soft-page-break/><text:span text:style-name="T67">Название файла:</text:span><text:span text:style-name="T66"> </text:span><text:span text:style-name="T68">lab</text:span><text:span text:style-name="T70">3</text:span><text:span text:style-name="T66">.</text:span><text:span text:style-name="T69">lst</text:span></text:p>
      <text:p text:style-name="P44"/>
      <text:p text:style-name="P64"><text:span text:style-name="Название_20_книги"><text:span text:style-name="T71"><text:tab/></text:span></text:span><text:span text:style-name="Название_20_книги"><text:span text:style-name="T71">#Microsoft (R) Macro Assembler Version 5.10 <text:s text:c="17"/>11/4/20 19:41:29</text:span></text:span></text:p>
      <text:p text:style-name="P30"><text:span text:style-name="Название_20_книги"><text:span text:style-name="T71"><text:s text:c="61"/>Page <text:s text:c="4"/>1-1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/>0000<text:tab/><text:tab/><text:tab/><text:tab/>AStack SEGMENT STACK</text:span></text:span></text:p>
      <text:p text:style-name="P30"><text:span text:style-name="Название_20_книги"><text:span text:style-name="T71"><text:s/>0000 <text:s/>0002[<text:tab/><text:tab/><text:tab/> <text:s text:c="4"/>DW 2 DUP(?)</text:span></text:span></text:p>
      <text:p text:style-name="P30"><text:span text:style-name="Название_20_книги"><text:span text:style-name="T71"><text:tab/> <text:s text:c="2"/>????<text:tab/><text:tab/><text:tab/></text:span></text:span></text:p>
      <text:p text:style-name="P30"><text:span text:style-name="Название_20_книги"><text:span text:style-name="T71"><text:tab/><text:tab/><text:tab/> ]<text:tab/>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04<text:tab/><text:tab/><text:tab/><text:tab/>AStack ENDS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/>0000<text:tab/><text:tab/><text:tab/><text:tab/>DATA SEGMENT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/>0000 <text:s/>0002<text:tab/><text:tab/><text:tab/>a DW 2</text:span></text:span></text:p>
      <text:p text:style-name="P30"><text:span text:style-name="Название_20_книги"><text:span text:style-name="T71"><text:s/>0002 <text:s/>0001<text:tab/><text:tab/><text:tab/>b DW 1</text:span></text:span></text:p>
      <text:p text:style-name="P30"><text:span text:style-name="Название_20_книги"><text:span text:style-name="T71"><text:s/>0004 <text:s/>0002<text:tab/><text:tab/><text:tab/>i DW 2</text:span></text:span></text:p>
      <text:p text:style-name="P30"><text:span text:style-name="Название_20_книги"><text:span text:style-name="T71"><text:s/>0006 <text:s/>FFFF<text:tab/><text:tab/><text:tab/>k DW -1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08 <text:s/>0000<text:tab/><text:tab/><text:tab/>i1 DW ?</text:span></text:span></text:p>
      <text:p text:style-name="P30"><text:span text:style-name="Название_20_книги"><text:span text:style-name="T71"><text:s/>000A <text:s/>0000<text:tab/><text:tab/><text:tab/>i2 DW ?</text:span></text:span></text:p>
      <text:p text:style-name="P30"><text:span text:style-name="Название_20_книги"><text:span text:style-name="T71"><text:s/>000C <text:s/>0000<text:tab/><text:tab/><text:tab/>res DW ?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0E<text:tab/><text:tab/><text:tab/><text:tab/>DATA ENDS</text:span></text:span></text:p>
      <text:p text:style-name="P30"><text:span text:style-name="Название_20_книги"><text:span text:style-name="T71"><text:tab/><text:tab/><text:tab/><text:tab/>; ÐÐŸÐŽ Ð¿ÑÐŸÐ³ÑÐ°ÐŒÐŒÑ</text:span></text:span></text:p>
      <text:p text:style-name="P30"><text:span text:style-name="Название_20_книги"><text:span text:style-name="T71"><text:s/>0000<text:tab/><text:tab/><text:tab/><text:tab/>CODE SEGMENT</text:span></text:span></text:p>
      <text:p text:style-name="P30"><text:span text:style-name="Название_20_книги"><text:span text:style-name="T71"><text:tab/><text:tab/><text:tab/><text:tab/>ASSUME CS:CODE, DS:DATA, SS:AStack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00<text:tab/><text:tab/><text:tab/><text:tab/>Main PROC FAR</text:span></text:span></text:p>
      <text:p text:style-name="P30"><text:span text:style-name="Название_20_книги"><text:span text:style-name="T71"><text:s/>0000 <text:s/>B8 ---- R<text:tab/><text:tab/> <text:s text:c="4"/>mov ax, DATA</text:span></text:span></text:p>
      <text:p text:style-name="P30"><text:span text:style-name="Название_20_книги"><text:span text:style-name="T71"><text:s/>0003 <text:s/>8E D8<text:tab/><text:tab/><text:tab/> <text:s text:c="4"/>mov ds, ax</text:span></text:span></text:p>
      <text:p text:style-name="P30"><text:span text:style-name="Название_20_книги"><text:span text:style-name="T71"><text:s/>0005 <text:s/>A1 0000 R<text:tab/><text:tab/> <text:s text:c="4"/>mov ax, a</text:span></text:span></text:p>
      <text:p text:style-name="P30"><text:span text:style-name="Название_20_книги"><text:span text:style-name="T71"><text:s/>0008 <text:s/>3B 06 0002 R<text:tab/><text:tab/> <text:s text:c="4"/>cmp ax, b</text:span></text:span></text:p>
      <text:p text:style-name="P30"><text:span text:style-name="Название_20_книги"><text:span text:style-name="T71"><text:s/>000C <text:s/>7E 25<text:tab/><text:tab/><text:tab/> <text:s text:c="4"/>jle f12 ; if a &lt;= b -&gt; f12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0E<text:tab/><text:tab/><text:tab/><text:tab/>f11: ;if a &gt; b</text:span></text:span></text:p>
      <text:p text:style-name="P30"><text:span text:style-name="Название_20_книги"><text:span text:style-name="T71"><text:s/>000E <text:s/>A1 0004 R<text:tab/><text:tab/> <text:s text:c="4"/>mov ax, i</text:span></text:span></text:p>
      <text:p text:style-name="P30"><text:span text:style-name="Название_20_книги"><text:span text:style-name="T71"><text:s/>0011 <text:s/>B1 02<text:tab/><text:tab/><text:tab/> <text:s text:c="4"/>mov cl, 2</text:span></text:span></text:p>
      <text:p text:style-name="P30"><text:soft-page-break/><text:span text:style-name="Название_20_книги"><text:span text:style-name="T71"><text:s/>0013 <text:s/>D3 E0<text:tab/><text:tab/><text:tab/> <text:s text:c="4"/>shl ax, cl; 4*i</text:span></text:span></text:p>
      <text:p text:style-name="P30"><text:span text:style-name="Название_20_книги"><text:span text:style-name="T71"><text:s/>0015 <text:s/>03 06 0004 R<text:tab/><text:tab/> <text:s text:c="4"/>add ax, i; 5*i</text:span></text:span></text:p>
      <text:p text:style-name="P30"><text:span text:style-name="Название_20_книги"><text:span text:style-name="T71"><text:s/>0019 <text:s/>03 06 0004 R<text:tab/><text:tab/> <text:s text:c="4"/>add ax, i; 6*i</text:span></text:span></text:p>
      <text:p text:style-name="P30"><text:span text:style-name="Название_20_книги"><text:span text:style-name="T71"><text:s/>001D <text:s/>2D 0004<text:tab/><text:tab/><text:tab/> <text:s text:c="4"/>sub ax, 4; 6*i-4</text:span></text:span></text:p>
      <text:p text:style-name="P30"><text:span text:style-name="Название_20_книги"><text:span text:style-name="T71"><text:s/>0020 <text:s/>F7 D8<text:tab/><text:tab/><text:tab/> <text:s text:c="4"/>neg ax; -(6*i - 4)</text:span></text:span></text:p>
      <text:p text:style-name="P30"><text:span text:style-name="Название_20_книги"><text:span text:style-name="T71"><text:s/>0022 <text:s/>A3 0008 R<text:tab/><text:tab/> <text:s text:c="4"/>mov i1, ax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25<text:tab/><text:tab/><text:tab/><text:tab/>f21: ; a &gt; b</text:span></text:span></text:p>
      <text:p text:style-name="P30"><text:span text:style-name="Название_20_книги"><text:span text:style-name="T71"><text:s/>0025 <text:s/>A1 0004 R<text:tab/><text:tab/> <text:s text:c="4"/>mov ax, i</text:span></text:span></text:p>
      <text:p text:style-name="P30"><text:span text:style-name="Название_20_книги"><text:span text:style-name="T71"><text:s/>0028 <text:s/>2D 0001<text:tab/><text:tab/><text:tab/> <text:s text:c="4"/>sub ax, 1; i - 1</text:span></text:span></text:p>
      <text:p text:style-name="P30"><text:span text:style-name="Название_20_книги"><text:span text:style-name="T71"><text:s/>002B <text:s/>D1 E0<text:tab/><text:tab/><text:tab/> <text:s text:c="4"/>shl ax, 1; 2(i-1)</text:span></text:span></text:p>
      <text:p text:style-name="P30"><text:span text:style-name="Название_20_книги"><text:span text:style-name="T71"><text:s/>002D <text:s/>A3 000A R<text:tab/><text:tab/> <text:s text:c="4"/>mov i2, ax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30 <text:s/>EB 24 90<text:tab/><text:tab/><text:tab/> <text:s text:c="4"/>jmp f3_cmp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33<text:tab/><text:tab/><text:tab/><text:tab/>f12: ; a &lt;= b</text:span></text:span></text:p>
      <text:p text:style-name="P30"><text:span text:style-name="Название_20_книги"><text:span text:style-name="T71"><text:s/>0033 <text:s/>A1 0004 R<text:tab/><text:tab/> <text:s text:c="4"/>mov ax, i</text:span></text:span></text:p>
      <text:p text:style-name="P30"><text:span text:style-name="Название_20_книги"><text:span text:style-name="T71"><text:s/>0036 <text:s/>D1 E0<text:tab/><text:tab/><text:tab/> <text:s text:c="4"/>shl ax, 1; (2*i)</text:span></text:span></text:p>
      <text:p text:style-name="P64"><text:span text:style-name="Название_20_книги"><text:span text:style-name="T71"><text:tab/></text:span></text:span><text:span text:style-name="Название_20_книги"><text:span text:style-name="T71">#Microsoft (R) Macro Assembler Version 5.10 <text:s text:c="17"/>11/4/20 19:41:29</text:span></text:span></text:p>
      <text:p text:style-name="P30"><text:span text:style-name="Название_20_книги"><text:span text:style-name="T71"><text:s text:c="61"/>Page <text:s text:c="4"/>1-2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/>0038 <text:s/>03 06 0004 R<text:tab/><text:tab/> <text:s text:c="4"/>add ax, i; (3*i)</text:span></text:span></text:p>
      <text:p text:style-name="P30"><text:span text:style-name="Название_20_книги"><text:span text:style-name="T71"><text:s/>003C <text:s/>05 0006<text:tab/><text:tab/><text:tab/> <text:s text:c="4"/>add ax, 6; (3*i + 6)</text:span></text:span></text:p>
      <text:p text:style-name="P30"><text:span text:style-name="Название_20_книги"><text:span text:style-name="T71"><text:s/>003F <text:s/>A3 0008 R<text:tab/><text:tab/> <text:s text:c="4"/>mov i1, ax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42<text:tab/><text:tab/><text:tab/><text:tab/>f22:</text:span></text:span></text:p>
      <text:p text:style-name="P30"><text:span text:style-name="Название_20_книги"><text:span text:style-name="T71"><text:s/>0042 <text:s/>A1 0004 R<text:tab/><text:tab/> <text:s text:c="4"/>mov ax, i</text:span></text:span></text:p>
      <text:p text:style-name="P30"><text:span text:style-name="Название_20_книги"><text:span text:style-name="T71"><text:s/>0045 <text:s/>D1 E0<text:tab/><text:tab/><text:tab/> <text:s text:c="4"/>shl ax, 1;(2*i)</text:span></text:span></text:p>
      <text:p text:style-name="P30"><text:span text:style-name="Название_20_книги"><text:span text:style-name="T71"><text:s/>0047 <text:s/>03 06 0004 R<text:tab/><text:tab/> <text:s text:c="4"/>add ax, i; (3*i)</text:span></text:span></text:p>
      <text:p text:style-name="P30"><text:span text:style-name="Название_20_книги"><text:span text:style-name="T71"><text:s/>004B <text:s/>F7 D8<text:tab/><text:tab/><text:tab/> <text:s text:c="4"/>neg ax; (-3*i)</text:span></text:span></text:p>
      <text:p text:style-name="P30"><text:span text:style-name="Название_20_книги"><text:span text:style-name="T71"><text:s/>004D <text:s/>05 0002<text:tab/><text:tab/><text:tab/> <text:s text:c="4"/>add ax, 2;(-3*i + 2)</text:span></text:span></text:p>
      <text:p text:style-name="P30"><text:span text:style-name="Название_20_книги"><text:span text:style-name="T71"><text:s/>0050 <text:s/>A3 000A R<text:tab/><text:tab/> <text:s text:c="4"/>mov i2, ax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53 <text:s/>EB 01 90<text:tab/><text:tab/><text:tab/> <text:s text:c="4"/>jmp f3_cmp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56<text:tab/><text:tab/><text:tab/><text:tab/>f3_cmp:</text:span></text:span></text:p>
      <text:p text:style-name="P30"><text:span text:style-name="Название_20_книги"><text:span text:style-name="T71"><text:s/>0056 <text:s/>83 3E 0006 R 00<text:tab/><text:tab/> <text:s text:c="4"/>cmp k, 0</text:span></text:span></text:p>
      <text:p text:style-name="P30"><text:span text:style-name="Название_20_книги"><text:span text:style-name="T71"><text:s/>005B <text:s/>7D 1D<text:tab/><text:tab/><text:tab/> <text:s text:c="4"/>jge f32; if k &gt;= 0 -&gt; f32</text:span></text:span></text:p>
      <text:p text:style-name="P30"><text:soft-page-break/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5D<text:tab/><text:tab/><text:tab/><text:tab/>f31: ;if k&lt;0</text:span></text:span></text:p>
      <text:p text:style-name="P30"><text:span text:style-name="Название_20_книги"><text:span text:style-name="T71"><text:s/>005D <text:s/>A1 0008 R<text:tab/><text:tab/> <text:s text:c="4"/>mov ax, i1</text:span></text:span></text:p>
      <text:p text:style-name="P30"><text:span text:style-name="Название_20_книги"><text:span text:style-name="T71"><text:s/>0060 <text:s/>3D 0000<text:tab/><text:tab/><text:tab/> <text:s text:c="4"/>cmp ax, 0</text:span></text:span></text:p>
      <text:p text:style-name="P30"><text:span text:style-name="Название_20_книги"><text:span text:style-name="T71"><text:s/>0063 <text:s/>7F 02<text:tab/><text:tab/><text:tab/> <text:s text:c="4"/>jg f31_abs1 ; if i1 &gt; 0</text:span></text:span></text:p>
      <text:p text:style-name="P30"><text:span text:style-name="Название_20_книги"><text:span text:style-name="T71"><text:s/>0065 <text:s/>F7 D8<text:tab/><text:tab/><text:tab/> <text:s text:c="4"/>neg ax ; |i1|</text:span></text:span></text:p>
      <text:p text:style-name="P30"><text:span text:style-name="Название_20_книги"><text:span text:style-name="T71"><text:s/>0067<text:tab/><text:tab/><text:tab/><text:tab/>f31_abs1:</text:span></text:span></text:p>
      <text:p text:style-name="P30"><text:span text:style-name="Название_20_книги"><text:span text:style-name="T71"><text:s/>0067 <text:s/>8B 1E 000A R<text:tab/><text:tab/> <text:s text:c="4"/>mov bx, i2</text:span></text:span></text:p>
      <text:p text:style-name="P30"><text:span text:style-name="Название_20_книги"><text:span text:style-name="T71"><text:s/>006B <text:s/>83 FB 00<text:tab/><text:tab/><text:tab/> <text:s text:c="4"/>cmp bx, 0</text:span></text:span></text:p>
      <text:p text:style-name="P30"><text:span text:style-name="Название_20_книги"><text:span text:style-name="T71"><text:s/>006E <text:s/>7F 02<text:tab/><text:tab/><text:tab/> <text:s text:c="4"/>jg f31_abs2 ; if i2 &gt; 0</text:span></text:span></text:p>
      <text:p text:style-name="P30"><text:span text:style-name="Название_20_книги"><text:span text:style-name="T71"><text:s/>0070 <text:s/>F7 DB<text:tab/><text:tab/><text:tab/> <text:s text:c="4"/>neg bx ;|i2|</text:span></text:span></text:p>
      <text:p text:style-name="P30"><text:span text:style-name="Название_20_книги"><text:span text:style-name="T71"><text:s/>0072<text:tab/><text:tab/><text:tab/><text:tab/>f31_abs2:</text:span></text:span></text:p>
      <text:p text:style-name="P30"><text:span text:style-name="Название_20_книги"><text:span text:style-name="T71"><text:s/>0072 <text:s/>2B C3<text:tab/><text:tab/><text:tab/> <text:s text:c="4"/>sub ax, bx; |i1| - |i2|</text:span></text:span></text:p>
      <text:p text:style-name="P30"><text:span text:style-name="Название_20_книги"><text:span text:style-name="T71"><text:s/>0074 <text:s/>A1 000C R<text:tab/><text:tab/> <text:s text:c="4"/>mov ax, res</text:span></text:span></text:p>
      <text:p text:style-name="P30"><text:span text:style-name="Название_20_книги"><text:span text:style-name="T71"><text:s/>0077 <text:s/>EB 1F 90<text:tab/><text:tab/><text:tab/><text:tab/> jmp main_end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7A<text:tab/><text:tab/><text:tab/><text:tab/>f32:</text:span></text:span></text:p>
      <text:p text:style-name="P30"><text:span text:style-name="Название_20_книги"><text:span text:style-name="T71"><text:s/>007A <text:s/>A1 000A R<text:tab/><text:tab/> <text:s text:c="4"/>mov ax, i2</text:span></text:span></text:p>
      <text:p text:style-name="P30"><text:span text:style-name="Название_20_книги"><text:span text:style-name="T71"><text:s/>007D <text:s/>3D 0000<text:tab/><text:tab/><text:tab/> <text:s text:c="4"/>cmp ax, 0</text:span></text:span></text:p>
      <text:p text:style-name="P30"><text:span text:style-name="Название_20_книги"><text:span text:style-name="T71"><text:s/>0080 <text:s/>7F 02<text:tab/><text:tab/><text:tab/> <text:s text:c="4"/>jg f32_abs2 ; if i2 &gt; 0</text:span></text:span></text:p>
      <text:p text:style-name="P30"><text:span text:style-name="Название_20_книги"><text:span text:style-name="T71"><text:s/>0082 <text:s/>F7 D8<text:tab/><text:tab/><text:tab/> <text:s text:c="4"/>neg ax ; |i2|</text:span></text:span></text:p>
      <text:p text:style-name="P30"><text:span text:style-name="Название_20_книги"><text:span text:style-name="T71"><text:s/>0084<text:tab/><text:tab/><text:tab/><text:tab/>f32_abs2:</text:span></text:span></text:p>
      <text:p text:style-name="P30"><text:span text:style-name="Название_20_книги"><text:span text:style-name="T71"><text:s/>0084 <text:s/>2D 0003<text:tab/><text:tab/><text:tab/> <text:s text:c="4"/>sub ax, 3; i2 - 3</text:span></text:span></text:p>
      <text:p text:style-name="P30"><text:span text:style-name="Название_20_книги"><text:span text:style-name="T71"><text:s/>0087 <text:s/>3D 0004<text:tab/><text:tab/><text:tab/> <text:s text:c="4"/>cmp ax, 4</text:span></text:span></text:p>
      <text:p text:style-name="P30"><text:span text:style-name="Название_20_книги"><text:span text:style-name="T71"><text:s/>008A <text:s/>7F 09<text:tab/><text:tab/><text:tab/> <text:s text:c="4"/>jg f32_max_right; if |i2| - 3 &gt; 4</text:span></text:span></text:p>
      <text:p text:style-name="P30"><text:span text:style-name="Название_20_книги"><text:span text:style-name="T71"><text:s/>008C <text:s/>C7 06 000C R 0004<text:tab/> <text:s text:c="4"/>mov res, 4</text:span></text:span></text:p>
      <text:p text:style-name="P30"><text:span text:style-name="Название_20_книги"><text:span text:style-name="T71"><text:s/>0092 <text:s/>EB 04 90<text:tab/><text:tab/><text:tab/> <text:s text:c="4"/>jmp main_end</text:span></text:span></text:p>
      <text:p text:style-name="P30"><text:span text:style-name="Название_20_книги"><text:span text:style-name="T71"><text:s/>0095<text:tab/><text:tab/><text:tab/><text:tab/>f32_max_right:</text:span></text:span></text:p>
      <text:p text:style-name="P30"><text:span text:style-name="Название_20_книги"><text:span text:style-name="T71"><text:s/>0095 <text:s/>A3 000C R<text:tab/><text:tab/> <text:s text:c="4"/>mov res, ax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98<text:tab/><text:tab/><text:tab/><text:tab/>main_end:</text:span></text:span></text:p>
      <text:p text:style-name="P30"><text:span text:style-name="Название_20_книги"><text:span text:style-name="T71"><text:s/>0098 <text:s/>B4 4C<text:tab/><text:tab/><text:tab/> <text:s text:c="4"/>mov ah, 4ch</text:span></text:span></text:p>
      <text:p text:style-name="P30"><text:span text:style-name="Название_20_книги"><text:span text:style-name="T71"><text:s/>009A <text:s/>CD 21<text:tab/><text:tab/><text:tab/> <text:s text:c="4"/>int 21h</text:span></text:span></text:p>
      <text:p text:style-name="P30"><text:span text:style-name="Название_20_книги"><text:span text:style-name="T71"><text:tab/><text:tab/><text:tab/><text:tab/></text:span></text:span></text:p>
      <text:p text:style-name="P30"><text:span text:style-name="Название_20_книги"><text:span text:style-name="T71"><text:s/>009C<text:tab/><text:tab/><text:tab/><text:tab/>Main <text:s text:c="5"/>ENDP</text:span></text:span></text:p>
      <text:p text:style-name="P30"><text:span text:style-name="Название_20_книги"><text:span text:style-name="T71"><text:s/>009C<text:tab/><text:tab/><text:tab/><text:tab/>CODE <text:s text:c="5"/>ENDS</text:span></text:span></text:p>
      <text:p text:style-name="P30"><text:span text:style-name="Название_20_книги"><text:span text:style-name="T71"><text:tab/><text:tab/><text:tab/><text:tab/> <text:s text:c="9"/>END Main</text:span></text:span></text:p>
      <text:p text:style-name="P64"><text:span text:style-name="Название_20_книги"><text:span text:style-name="T71"><text:tab/></text:span></text:span><text:span text:style-name="Название_20_книги"><text:span text:style-name="T71">#Microsoft (R) Macro Assembler Version 5.10 <text:s text:c="17"/>11/4/20 19:41:29</text:span></text:span></text:p>
      <text:p text:style-name="P30"><text:span text:style-name="Название_20_книги"><text:span text:style-name="T71"><text:s text:c="61"/>Symbols-1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/></text:span></text:p>
      <text:p text:style-name="P30"><text:soft-page-break/><text:span text:style-name="Название_20_книги"><text:span text:style-name="T71">Segments and Groups: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 text:c="16"/>N a m e <text:s text:c="8"/><text:tab/>Length<text:tab/> Align<text:tab/>Combine Class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ASTACK . . . . . . . . . . . . . <text:s/><text:tab/>0004<text:tab/>PARA<text:tab/>STACK<text:tab/></text:span></text:span></text:p>
      <text:p text:style-name="P30"><text:span text:style-name="Название_20_книги"><text:span text:style-name="T71">CODE . . . . . . . . . . . . . . <text:s/><text:tab/>009C<text:tab/>PARA<text:tab/>NONE<text:tab/></text:span></text:span></text:p>
      <text:p text:style-name="P30"><text:span text:style-name="Название_20_книги"><text:span text:style-name="T71">DATA . . . . . . . . . . . . . . <text:s/><text:tab/>000E<text:tab/>PARA<text:tab/>NONE<text:tab/>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Symbols: <text:s text:c="11"/>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 text:c="16"/>N a m e <text:s text:c="8"/><text:tab/>Type<text:tab/> Value<text:tab/> Attr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A <text:s/>. . . . . . . . . . . . . . . <text:s/><text:tab/>L WORD<text:tab/>0000<text:tab/>DATA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B <text:s/>. . . . . . . . . . . . . . . <text:s/><text:tab/>L WORD<text:tab/>0002<text:tab/>DATA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F11 <text:s/>. . . . . . . . . . . . . . <text:s/><text:tab/>L NEAR<text:tab/>000E<text:tab/>CODE</text:span></text:span></text:p>
      <text:p text:style-name="P30"><text:span text:style-name="Название_20_книги"><text:span text:style-name="T71">F12 <text:s/>. . . . . . . . . . . . . . <text:s/><text:tab/>L NEAR<text:tab/>0033<text:tab/>CODE</text:span></text:span></text:p>
      <text:p text:style-name="P30"><text:span text:style-name="Название_20_книги"><text:span text:style-name="T71">F21 <text:s/>. . . . . . . . . . . . . . <text:s/><text:tab/>L NEAR<text:tab/>0025<text:tab/>CODE</text:span></text:span></text:p>
      <text:p text:style-name="P30"><text:span text:style-name="Название_20_книги"><text:span text:style-name="T71">F22 <text:s/>. . . . . . . . . . . . . . <text:s/><text:tab/>L NEAR<text:tab/>0042<text:tab/>CODE</text:span></text:span></text:p>
      <text:p text:style-name="P30"><text:span text:style-name="Название_20_книги"><text:span text:style-name="T71">F31 <text:s/>. . . . . . . . . . . . . . <text:s/><text:tab/>L NEAR<text:tab/>005D<text:tab/>CODE</text:span></text:span></text:p>
      <text:p text:style-name="P30"><text:span text:style-name="Название_20_книги"><text:span text:style-name="T71">F31_ABS1 . . . . . . . . . . . . <text:s/><text:tab/>L NEAR<text:tab/>0067<text:tab/>CODE</text:span></text:span></text:p>
      <text:p text:style-name="P30"><text:span text:style-name="Название_20_книги"><text:span text:style-name="T71">F31_ABS2 . . . . . . . . . . . . <text:s/><text:tab/>L NEAR<text:tab/>0072<text:tab/>CODE</text:span></text:span></text:p>
      <text:p text:style-name="P30"><text:span text:style-name="Название_20_книги"><text:span text:style-name="T71">F32 <text:s/>. . . . . . . . . . . . . . <text:s/><text:tab/>L NEAR<text:tab/>007A<text:tab/>CODE</text:span></text:span></text:p>
      <text:p text:style-name="P30"><text:span text:style-name="Название_20_книги"><text:span text:style-name="T71">F32_ABS2 . . . . . . . . . . . . <text:s/><text:tab/>L NEAR<text:tab/>0084<text:tab/>CODE</text:span></text:span></text:p>
      <text:p text:style-name="P30"><text:span text:style-name="Название_20_книги"><text:span text:style-name="T71">F32_MAX_RIGHT <text:s/>. . . . . . . . . <text:s/><text:tab/>L NEAR<text:tab/>0095<text:tab/>CODE</text:span></text:span></text:p>
      <text:p text:style-name="P30"><text:span text:style-name="Название_20_книги"><text:span text:style-name="T71">F3_CMP . . . . . . . . . . . . . <text:s/><text:tab/>L NEAR<text:tab/>0056<text:tab/>CODE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I <text:s/>. . . . . . . . . . . . . . . <text:s/><text:tab/>L WORD<text:tab/>0004<text:tab/>DATA</text:span></text:span></text:p>
      <text:p text:style-name="P30"><text:span text:style-name="Название_20_книги"><text:span text:style-name="T71">I1 . . . . . . . . . . . . . . . <text:s/><text:tab/>L WORD<text:tab/>0008<text:tab/>DATA</text:span></text:span></text:p>
      <text:p text:style-name="P30"><text:span text:style-name="Название_20_книги"><text:span text:style-name="T71">I2 . . . . . . . . . . . . . . . <text:s/><text:tab/>L WORD<text:tab/>000A<text:tab/>DATA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K <text:s/>. . . . . . . . . . . . . . . <text:s/><text:tab/>L WORD<text:tab/>0006<text:tab/>DATA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MAIN . . . . . . . . . . . . . . <text:s/><text:tab/>F PROC<text:tab/>0000<text:tab/>CODE<text:tab/>Length = 009C</text:span></text:span></text:p>
      <text:p text:style-name="P30"><text:span text:style-name="Название_20_книги"><text:span text:style-name="T71">MAIN_END . . . . . . . . . . . . <text:s/><text:tab/>L NEAR<text:tab/>0098<text:tab/>CODE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RES <text:s/>. . . . . . . . . . . . . . <text:s/><text:tab/>L WORD<text:tab/>000C<text:tab/>DATA</text:span></text:span></text:p>
      <text:p text:style-name="P30"><text:span text:style-name="Название_20_книги"><text:span text:style-name="T71"/></text:span></text:p>
      <text:p text:style-name="P30"><text:soft-page-break/><text:span text:style-name="Название_20_книги"><text:span text:style-name="T71">@CPU . . . . . . . . . . . . . . <text:s/><text:tab/>TEXT <text:s/>0101h<text:tab/><text:tab/></text:span></text:span></text:p>
      <text:p text:style-name="P30"><text:span text:style-name="Название_20_книги"><text:span text:style-name="T71">@FILENAME <text:s/>. . . . . . . . . . . <text:s/><text:tab/>TEXT <text:s/>lab3<text:tab/><text:tab/></text:span></text:span></text:p>
      <text:p text:style-name="P30"><text:span text:style-name="Название_20_книги"><text:span text:style-name="T71">@VERSION . . . . . . . . . . . . <text:s/><text:tab/>TEXT <text:s/>510<text:tab/><text:tab/></text:span></text:span></text:p>
      <text:p text:style-name="P30"/>
      <text:p text:style-name="P64"><text:span text:style-name="Название_20_книги"><text:span text:style-name="T71"><text:tab/>#Microsoft (R) Macro Assembler Version 5.10 <text:s text:c="17"/>11/4/20 19:41:29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 text:c="61"/>Symbols-2</text:span></text:span></text:p>
      <text:p text:style-name="P30"><text:span text:style-name="Название_20_книги"><text:span text:style-name="T71"/></text:span></text:p>
      <text:p text:style-name="P64"><text:span text:style-name="Название_20_книги"><text:span text:style-name="T71"><text:tab/> <text:s/></text:span></text:span><text:span text:style-name="Название_20_книги"><text:span text:style-name="T71"><text:s text:c="2"/>104 Source <text:s/>Lines</text:span></text:span></text:p>
      <text:p text:style-name="P30"><text:span text:style-name="Название_20_книги"><text:span text:style-name="T71"><text:s text:c="4"/>104 Total <text:s text:c="2"/>Lines</text:span></text:span></text:p>
      <text:p text:style-name="P30"><text:span text:style-name="Название_20_книги"><text:span text:style-name="T71"><text:s text:c="5"/>28 Symbols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 text:c="2"/>47998 + 457212 Bytes symbol space free</text:span></text:span></text:p>
      <text:p text:style-name="P30"><text:span text:style-name="Название_20_книги"><text:span text:style-name="T71"/></text:span></text:p>
      <text:p text:style-name="P30"><text:span text:style-name="Название_20_книги"><text:span text:style-name="T71"><text:s text:c="6"/>0 Warning Errors</text:span></text:span></text:p>
      <text:p text:style-name="P30"><text:span text:style-name="Название_20_книги"><text:span text:style-name="T71"><text:s text:c="6"/>0 Severe <text:s/>Error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1-04T19:43:49.004159100</dc:date>
    <meta:editing-cycles>380</meta:editing-cycles>
    <meta:editing-duration>PT6H39M32S</meta:editing-duration>
    <meta:generator>LibreOffice/6.0.7.3$Linux_X86_64 LibreOffice_project/00m0$Build-3</meta:generator>
    <meta:document-statistic meta:table-count="3" meta:image-count="0" meta:object-count="0" meta:page-count="12" meta:paragraph-count="336" meta:word-count="1911" meta:character-count="9690" meta:non-whitespace-character-count="6608"/>
  </office:meta>
</office:document-meta>
</file>